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a902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ba902" officeooo:paragraph-rsid="001ba902"/>
    </style:style>
    <style:style style:name="P3" style:family="paragraph" style:parent-style-name="Standard">
      <style:paragraph-properties fo:text-align="justify" style:justify-single-word="false"/>
      <style:text-properties officeooo:rsid="001ba902" officeooo:paragraph-rsid="001ba902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1ba902" officeooo:paragraph-rsid="001ba902"/>
    </style:style>
    <style:style style:name="P5" style:family="paragraph" style:parent-style-name="Standard" style:list-style-name="L3">
      <style:paragraph-properties fo:text-align="justify" style:justify-single-word="false"/>
      <style:text-properties officeooo:rsid="001d13ee" officeooo:paragraph-rsid="001d13ee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1e1e58" officeooo:paragraph-rsid="001e1e58"/>
    </style:style>
    <style:style style:name="P7" style:family="paragraph" style:parent-style-name="Standard" style:list-style-name="L3">
      <style:paragraph-properties fo:text-align="justify" style:justify-single-word="false"/>
      <style:text-properties officeooo:rsid="001feedc" officeooo:paragraph-rsid="001feedc"/>
    </style:style>
    <style:style style:name="T1" style:family="text">
      <style:text-properties officeooo:rsid="001fee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entação a objetos</text:p>
      <text:p text:style-name="P1"/>
      <text:list xml:id="list1839639357" text:style-name="L1">
        <text:list-item>
          <text:p text:style-name="P2">Paradigma imperativo → foca em como você vai resolver os problemas. Ex: orientação a objetos, programação procedural.</text:p>
        </text:list-item>
        <text:list-item>
          <text:p text:style-name="P2">Paradigma declarativo → foca no que você vai fazer nos problemas. Ex: banco de dados, programação funcional.</text:p>
        </text:list-item>
        <text:list-item>
          <text:p text:style-name="P2">Os programas são objetos que possuem uma série de propriedades. Pilares: herança, polimorfismo, encapsulamento, abstração.</text:p>
          <text:list>
            <text:list-item>
              <text:p text:style-name="P2">Abstração → processo mental que consiste em isolar um aspecto determinado de um estado de coisas relativamente complexo, a fim de simplificar a sua avaliação, classificação ou para permitir a comunicação do mesmo.</text:p>
            </text:list-item>
            <text:list-item>
              <text:p text:style-name="P2">Herança → o objeto filho herda propriedades e métodos do objeto pai.</text:p>
            </text:list-item>
            <text:list-item>
              <text:p text:style-name="P2">Encapsulamento → cada classe tem propriedades e métodos independentes do restante do código.</text:p>
            </text:list-item>
            <text:list-item>
              <text:p text:style-name="P2">Polimorfismo → objetos podem herdar a mesma classe pai, mas se comportam de forma diferente quando invocamos seus métodos.</text:p>
            </text:list-item>
          </text:list>
        </text:list-item>
      </text:list>
      <text:p text:style-name="P3"/>
      <text:p text:style-name="P3">OOJS (JavaScript Orientado a Objetos) – Protótipos e Classes</text:p>
      <text:p text:style-name="P3"/>
      <text:list xml:id="list2244195816" text:style-name="L3">
        <text:list-item>
          <text:p text:style-name="P4">Protótipo → é o esqueleto dos objetos. Todos os objetos herdam propriedades e métodos de um protótipo. O object.prototype está no topo desta cadeia.</text:p>
        </text:list-item>
        <text:list-item>
          <text:p text:style-name="P5">Classes → não existem nativamente. A classe é uma syntatic sugar, ou seja, uma sintaxe feita para facilitar a escrita. Todas as classes são objetos e a herança se dá por protótipos. Classes possuem construtores, getters, setters, super, método.</text:p>
          <text:list>
            <text:list-item>
              <text:p text:style-name="P6">Constru<text:span text:style-name="T1">c</text:span>tor → const<text:span text:style-name="T1">r</text:span>ói a classe e atribui os parâm<text:span text:style-name="T1">e</text:span>tros a certos valores dentro da classe.</text:p>
            </text:list-item>
            <text:list-item>
              <text:p text:style-name="P6">Getters e Setters → fornece o acesso <text:span text:style-name="T1">às propriedades dos objetos.</text:span></text:p>
            </text:list-item>
            <text:list-item>
              <text:p text:style-name="P7">Super → manda para a função pai os parâmetros fornecidos no próprio super ( ). Serve para utilizar as propriedades do constructor que existem na classe pai, dessa forma, construindo a classe filha com seus próprios parâmetros.</text:p>
            </text:list-item>
            <text:list-item>
              <text:p text:style-name="P7">Métodos → é possível sobrescrever um método na classe filha caso seja desejável que ela tenha um comportamento diferente do exibido pela classe pai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22:18:12.218000000</meta:creation-date>
    <dc:date>2022-04-19T23:46:20.126000000</dc:date>
    <meta:editing-duration>PT56M19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15" meta:word-count="300" meta:character-count="1856" meta:non-whitespace-character-count="1583"/>
  </office:meta>
</office:document-meta>
</file>